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75cm" fo:min-width="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25cm" fo:min-width="1.7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376cm" fo:min-width="3.87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76cm" fo:min-width="0.59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126cm" fo:min-width="0.702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cm" fo:min-width="0.702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5cm" fo:min-width="0.75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5cm" svg:height="7cm" svg:x="5.75cm" svg:y="3.25cm">
          <text:p text:style-name="P1"><text:span text:style-name="T1">Arduino</text:span><text:span text:style-name="T1"><text:line-break/></text:span><text:span text:style-name="T1">Nan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75cm" svg:x="1.75cm" svg:y="3.5cm">
          <text:p text:style-name="P2"><text:span text:style-name="T1">CAN-BUS-</text:span></text:p>
          <text:p text:style-name="P2"><text:span text:style-name="T1">Modu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5cm" svg:height="4.5cm" svg:x="9.75cm" svg:y="7cm">
          <text:p text:style-name="P2"><text:span text:style-name="T1">I2C-</text:span></text:p>
          <text:p text:style-name="P2"><text:span text:style-name="T1">Expand</text:span><text:span text:style-name="T1">er</text:span><text:span text:style-name="T1"><text:line-break/></text:span><text:span text:style-name="T1">3 x 8 I/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5cm" svg:height="4.5cm" svg:x="13.25cm" svg:y="2cm">
          <text:p text:style-name="P1"><text:span text:style-name="T1">T</text:span><text:span text:style-name="T1"><text:line-break/></text:span><text:span text:style-name="T1">r</text:span><text:span text:style-name="T1"><text:line-break/></text:span><text:span text:style-name="T1">e</text:span><text:span text:style-name="T1"><text:line-break/></text:span><text:span text:style-name="T1">i</text:span><text:span text:style-name="T1"><text:line-break/></text:span><text:span text:style-name="T1">b</text:span><text:span text:style-name="T1"><text:line-break/></text:span><text:span text:style-name="T1">e</text:span><text:span text:style-name="T1"><text:line-break/>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5cm" svg:height="4.5cm" svg:x="13.25cm" svg:y="7cm">
          <text:p text:style-name="P1"><text:span text:style-name="T1">T</text:span><text:span text:style-name="T1"><text:line-break/></text:span><text:span text:style-name="T1">r</text:span><text:span text:style-name="T1"><text:line-break/></text:span><text:span text:style-name="T1">e</text:span><text:span text:style-name="T1"><text:line-break/></text:span><text:span text:style-name="T1">i</text:span><text:span text:style-name="T1"><text:line-break/></text:span><text:span text:style-name="T1">b</text:span><text:span text:style-name="T1"><text:line-break/></text:span><text:span text:style-name="T1">e</text:span><text:span text:style-name="T1"><text:line-break/>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.25cm" svg:x="8.25cm" svg:y="3.75cm">
          <text:p text:style-name="P1"><text:span text:style-name="T2">D4-D9, A0-A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25cm" svg:height="1.25cm" svg:x="12cm" svg:y="8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5cm" svg:height="0.75cm" svg:x="4.25cm" svg:y="4cm">
          <text:p text:style-name="P1"><text:span text:style-name="T2">SPI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3" draw:layer="layout" svg:width="1.5cm" svg:height="0.5cm" svg:x="8.25cm" svg:y="8.25cm">
          <text:p text:style-name="P1"><text:span text:style-name="T2">I²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5" draw:layer="layout" svg:width="1.25cm" svg:height="0.75cm" svg:x="16cm" svg:y="4.75cm">
          <text:p text:style-name="P2"><text:span text:style-name="T1">MP6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0.75cm" svg:x="16cm" svg:y="1.75cm">
          <text:p text:style-name="P2"><text:span text:style-name="T1">MP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25cm" svg:height="0.75cm" svg:x="16cm" svg:y="2.75cm">
          <text:p text:style-name="P2"><text:span text:style-name="T1">MP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25cm" svg:height="0.75cm" svg:x="16cm" svg:y="5.75cm">
          <text:p text:style-name="P2"><text:span text:style-name="T1">MP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25cm" svg:height="0.75cm" svg:x="16cm" svg:y="3.75cm">
          <text:p text:style-name="P2"><text:span text:style-name="T1">MP6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0.75cm" svg:x="16cm" svg:y="7cm">
          <text:p text:style-name="P2"><text:span text:style-name="T1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25cm" svg:height="0.75cm" svg:x="16cm" svg:y="7.85cm">
          <text:p text:style-name="P2"><text:span text:style-name="T1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25cm" svg:height="0.75cm" svg:x="16cm" svg:y="8.75cm">
          <text:p text:style-name="P2"><text:span text:style-name="T1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25cm" svg:height="0.75cm" svg:x="16cm" svg:y="9.65cm">
          <text:p text:style-name="P2"><text:span text:style-name="T1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25cm" svg:height="0.75cm" svg:x="16cm" svg:y="10.6cm">
          <text:p text:style-name="P2"><text:span text:style-name="T1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5cm" svg:height="0.25cm" svg:x="15.5cm" svg:y="2.1cm">
          <text:p/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0.5cm" svg:height="0.25cm" svg:x="15.501cm" svg:y="3.001cm">
          <text:p/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0.5cm" svg:height="0.25cm" svg:x="15.5cm" svg:y="4cm">
          <text:p/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0.5cm" svg:height="0.25cm" svg:x="15.5cm" svg:y="5cm">
          <text:p/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0.5cm" svg:height="0.25cm" svg:x="15.5cm" svg:y="6cm">
          <text:p/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0.5cm" svg:height="0.5cm" svg:x="15.5cm" svg:y="7.1cm">
          <text:p text:style-name="P1"><text:span text:style-name="T2">0-4</text:span></text:p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0.5cm" svg:height="0.5cm" svg:x="15.5cm" svg:y="8cm">
          <text:p text:style-name="P1"><text:span text:style-name="T2">5-9</text:span></text:p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0.5cm" svg:height="0.5cm" svg:x="15.5cm" svg:y="8.85cm">
          <text:p text:style-name="P1"><text:span text:style-name="T2">...</text:span></text:p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0.5cm" svg:height="0.5cm" svg:x="15.5cm" svg:y="9.75cm">
          <text:p text:style-name="P1"><text:span text:style-name="T2">...</text:span></text:p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0.5cm" svg:height="0.5cm" svg:x="15.501cm" svg:y="10.751cm">
          <text:p text:style-name="P1"><text:span text:style-name="T2">…</text:span></text:p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1T12:54:57.314488423</meta:creation-date>
    <dc:date>2021-03-21T13:43:47.523871291</dc:date>
    <meta:editing-duration>PT38M21S</meta:editing-duration>
    <meta:editing-cycles>6</meta:editing-cycles>
    <meta:generator>LibreOffice/7.0.5.2$Linux_X86_64 LibreOffice_project/00$Build-2</meta:generator>
    <meta:document-statistic meta:object-count="29"/>
  </office:meta>
</office:document-meta>
</file>